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200000072D660D3E6FA3769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27.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000000" loext:opacity="100%" fo:font-size="16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01cm" svg:y="3.5cm" presentation:class="title" presentation:user-transformed="true">
          <draw:text-box>
            <text:p>fract-ol</text:p>
          </draw:text-box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2.75cm" svg:x="0cm" svg:y="1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15cm" svg:height="3.015cm" svg:x="0.485cm" svg:y="12.985cm">
          <draw:image xlink:href="Pictures/100000010000007200000072D660D3E6FA37693D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14.199cm" svg:height="2cm" svg:x="4.301cm" svg:y="13.5cm" presentation:class="title" presentation:user-transformed="true">
          <draw:text-box>
            <text:p text:style-name="P3">Maximilien Parisse | 02-01-2023 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6T17:43:54.796398632</meta:creation-date>
    <dc:date>2022-12-27T10:52:35.809256265</dc:date>
    <meta:editing-duration>PT16H15M31S</meta:editing-duration>
    <meta:editing-cycles>1</meta:editing-cycles>
    <meta:document-statistic meta:object-count="29"/>
    <meta:generator>LibreOffice/7.3.7.2$Linux_X86_64 LibreOffice_project/30$Build-2</meta:generator>
  </office:meta>
</office:document-meta>
</file>